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3.694cm" fo:min-width="2.085cm"/>
    </style:style>
    <style:style style:name="gr2" style:family="graphic" style:parent-style-name="standard">
      <style:graphic-properties svg:stroke-color="#ff6600" draw:fill="solid" draw:fill-color="#ffcc00" draw:textarea-horizontal-align="justify" draw:textarea-vertical-align="middle" draw:auto-grow-height="false" fo:min-height="1.606cm" fo:min-width="1.422cm"/>
    </style:style>
    <style:style style:name="gr3" style:family="graphic" style:parent-style-name="standard">
      <style:graphic-properties svg:stroke-color="#ffd320" draw:fill="solid" draw:fill-color="#ffff00" draw:textarea-horizontal-align="justify" draw:textarea-vertical-align="middle" draw:auto-grow-height="false" fo:min-height="1.009cm" fo:min-width="1.465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1" draw:id="id1" draw:layer="layout" svg:width="2.585cm" svg:height="3.944cm" svg:x="1.551cm" svg:y="1.1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1.882cm" svg:y="1.49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121cm" svg:height="1.359cm" svg:x="1.783cm" svg:y="3.55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2.585cm" svg:height="3.944cm" svg:x="5.851cm" svg:y="1.1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922cm" svg:height="1.856cm" svg:x="6.182cm" svg:y="1.49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6.083cm" svg:y="3.55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2.585cm" svg:height="3.944cm" svg:x="1.551cm" svg:y="6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1.882cm" svg:y="6.59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1.783cm" svg:y="8.65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2.585cm" svg:height="3.944cm" svg:x="5.851cm" svg:y="6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6.182cm" svg:y="6.59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6.083cm" svg:y="8.65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4.136cm" svg:y1="3.17cm" svg:x2="5.851cm" svg:y2="3.17cm" draw:start-shape="id1" draw:start-glue-point="1" draw:end-shape="id2" draw:end-glue-point="3" svg:d="M4136 3170h1715" svg:viewBox="0 0 1716 1">
          <text:p/>
        </draw:connector>
        <draw:connector draw:style-name="gr4" draw:text-style-name="P2" draw:layer="layout" svg:x1="4.136cm" svg:y1="8.27cm" svg:x2="5.851cm" svg:y2="8.27cm" draw:start-shape="id3" draw:start-glue-point="1" draw:end-shape="id4" draw:end-glue-point="3" svg:d="M4136 8270h1715" svg:viewBox="0 0 1716 1">
          <text:p/>
        </draw:connector>
        <draw:connector draw:style-name="gr4" draw:text-style-name="P2" draw:layer="layout" svg:x1="2.844cm" svg:y1="4.91cm" svg:x2="2.843cm" svg:y2="6.298cm" draw:start-shape="id5" draw:start-glue-point="6" draw:end-shape="id3" draw:end-glue-point="0" svg:d="M2844 4910v694h-1v694" svg:viewBox="0 0 2 1389">
          <text:p/>
        </draw:connector>
        <draw:connector draw:style-name="gr4" draw:text-style-name="P2" draw:layer="layout" svg:x1="7.143cm" svg:y1="5.142cm" svg:x2="7.143cm" svg:y2="6.298cm" draw:start-shape="id2" draw:start-glue-point="2" draw:end-shape="id4" draw:end-glue-point="0" svg:d="M7143 5142v1156" svg:viewBox="0 0 1 1157">
          <text:p/>
        </draw:connector>
        <draw:custom-shape draw:style-name="gr1" draw:text-style-name="P1" xml:id="id6" draw:id="id6" draw:layer="layout" svg:width="2.585cm" svg:height="3.944cm" svg:x="9.851cm" svg:y="1.1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10.182cm" svg:y="1.49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10.083cm" svg:y="3.55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2.585cm" svg:height="3.944cm" svg:x="9.851cm" svg:y="6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10.182cm" svg:y="6.59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10.083cm" svg:y="8.65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11.143cm" svg:y1="5.142cm" svg:x2="11.143cm" svg:y2="6.298cm" draw:start-shape="id6" draw:start-glue-point="2" draw:end-shape="id7" draw:end-glue-point="0" svg:d="M11143 5142v1156" svg:viewBox="0 0 1 1157">
          <text:p/>
        </draw:connector>
        <draw:connector draw:style-name="gr4" draw:text-style-name="P2" draw:layer="layout" svg:x1="8.436cm" svg:y1="3.17cm" svg:x2="9.851cm" svg:y2="3.17cm" draw:start-shape="id2" draw:start-glue-point="1" draw:end-shape="id6" draw:end-glue-point="3" svg:d="M8436 3170h1415" svg:viewBox="0 0 1416 1">
          <text:p/>
        </draw:connector>
        <draw:connector draw:style-name="gr4" draw:text-style-name="P2" draw:layer="layout" svg:x1="8.436cm" svg:y1="8.27cm" svg:x2="9.851cm" svg:y2="8.27cm" draw:start-shape="id4" draw:start-glue-point="1" draw:end-shape="id7" draw:end-glue-point="3" svg:d="M8436 8270h1415" svg:viewBox="0 0 1416 1">
          <text:p/>
        </draw:connector>
        <draw:custom-shape draw:style-name="gr1" draw:text-style-name="P1" xml:id="id8" draw:id="id8" draw:layer="layout" svg:width="2.585cm" svg:height="3.944cm" svg:x="1.551cm" svg:y="11.3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1.882cm" svg:y="11.67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1.783cm" svg:y="13.73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9" draw:id="id9" draw:layer="layout" svg:width="2.585cm" svg:height="3.944cm" svg:x="5.851cm" svg:y="11.3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6.182cm" svg:y="11.67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2.121cm" svg:height="1.359cm" svg:x="6.083cm" svg:y="13.73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4.136cm" svg:y1="13.35cm" svg:x2="5.851cm" svg:y2="13.35cm" draw:start-shape="id8" draw:start-glue-point="1" draw:end-shape="id9" draw:end-glue-point="3" svg:d="M4136 13350h1715" svg:viewBox="0 0 1716 1">
          <text:p/>
        </draw:connector>
        <draw:connector draw:style-name="gr4" draw:text-style-name="P2" draw:layer="layout" svg:x1="2.843cm" svg:y1="10.242cm" svg:x2="2.843cm" svg:y2="11.378cm" draw:start-shape="id3" draw:start-glue-point="2" draw:end-shape="id8" draw:end-glue-point="0" svg:d="M2843 10242v1136" svg:viewBox="0 0 1 1137">
          <text:p/>
        </draw:connector>
        <draw:connector draw:style-name="gr4" draw:text-style-name="P2" draw:layer="layout" svg:x1="7.143cm" svg:y1="10.222cm" svg:x2="7.143cm" svg:y2="11.378cm" draw:end-shape="id9" draw:end-glue-point="0" svg:d="M7143 10222v1156" svg:viewBox="0 0 1 1157">
          <text:p/>
        </draw:connector>
        <draw:custom-shape draw:style-name="gr1" draw:text-style-name="P1" xml:id="id10" draw:id="id10" draw:layer="layout" svg:width="2.585cm" svg:height="3.944cm" svg:x="9.851cm" svg:y="11.3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22cm" svg:height="1.856cm" svg:x="10.182cm" svg:y="11.676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21cm" svg:height="1.359cm" svg:x="10.083cm" svg:y="13.731cm">
          <text:p text:style-name="P2">M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11.143cm" svg:y1="10.222cm" svg:x2="11.143cm" svg:y2="11.378cm" draw:end-shape="id10" draw:end-glue-point="0" svg:d="M11143 10222v1156" svg:viewBox="0 0 1 1157">
          <text:p/>
        </draw:connector>
        <draw:connector draw:style-name="gr4" draw:text-style-name="P2" draw:layer="layout" svg:x1="8.436cm" svg:y1="13.35cm" svg:x2="9.851cm" svg:y2="13.35cm" draw:start-shape="id9" draw:start-glue-point="1" draw:end-shape="id10" draw:end-glue-point="3" svg:d="M8436 13350h1415" svg:viewBox="0 0 1416 1">
          <text:p/>
        </draw:connector>
        <draw:connector draw:style-name="gr4" draw:text-style-name="P2" draw:layer="layout" draw:line-skew="0cm 5.2cm" svg:x1="1.551cm" svg:y1="13.35cm" svg:x2="12.436cm" svg:y2="13.35cm" draw:start-shape="id8" draw:start-glue-point="3" draw:end-shape="id10" draw:end-glue-point="1" svg:d="M1551 13350h-502v2727h11887v-2727h-500" svg:viewBox="0 0 11888 2728">
          <text:p/>
        </draw:connector>
        <draw:connector draw:style-name="gr4" draw:text-style-name="P2" draw:layer="layout" draw:line-skew="0cm -0.095cm" svg:x1="1.551cm" svg:y1="3.17cm" svg:x2="12.436cm" svg:y2="3.17cm" draw:start-shape="id1" draw:start-glue-point="3" draw:end-shape="id6" draw:end-glue-point="1" svg:d="M1551 3170h-502v-2568h11887v2568h-500" svg:viewBox="0 0 11888 2569">
          <text:p/>
        </draw:connector>
        <draw:connector draw:style-name="gr4" draw:text-style-name="P2" draw:layer="layout" svg:x1="1.551cm" svg:y1="8.27cm" svg:x2="12.436cm" svg:y2="8.27cm" draw:start-shape="id3" draw:start-glue-point="3" draw:end-shape="id7" draw:end-glue-point="1" svg:d="M1551 8270h-502v-2473h11887v2473h-500" svg:viewBox="0 0 11888 2474">
          <text:p/>
        </draw:connector>
        <draw:connector draw:style-name="gr4" draw:text-style-name="P2" draw:layer="layout" draw:line-skew="0.884cm -4.376cm -0.559cm" svg:x1="2.843cm" svg:y1="15.322cm" svg:x2="2.843cm" svg:y2="1.198cm" draw:start-shape="id8" draw:start-glue-point="2" draw:end-shape="id1" draw:end-glue-point="0" svg:d="M2843 15322v1385h-2583v-16569h2583v1060" svg:viewBox="0 0 2584 16570">
          <text:p/>
        </draw:connector>
        <draw:connector draw:style-name="gr4" draw:text-style-name="P2" draw:layer="layout" draw:line-skew="0.851cm 0.91cm -0.559cm" svg:x1="11.143cm" svg:y1="15.322cm" svg:x2="11.143cm" svg:y2="1.198cm" draw:start-shape="id10" draw:start-glue-point="2" draw:end-shape="id6" draw:end-glue-point="0" svg:d="M11143 15322v1352h2703v-16536h-2703v1060" svg:viewBox="0 0 2704 16537">
          <text:p/>
        </draw:connector>
        <draw:connector draw:style-name="gr4" draw:text-style-name="P2" draw:layer="layout" draw:line-skew="0cm -0.45cm" svg:x1="7.144cm" svg:y1="15.09cm" svg:x2="7.143cm" svg:y2="1.496cm" draw:start-shape="id11" draw:start-glue-point="6" draw:end-shape="id12" draw:end-glue-point="0" svg:d="M7144 15090v501h-2013v-14596h2012v501" svg:viewBox="0 0 2014 145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ří Fišer</meta:initial-creator>
    <meta:creation-date>2019-07-13T00:09:22.550171391</meta:creation-date>
    <dc:date>2019-07-13T00:51:52.157096921</dc:date>
    <dc:creator>Jiří Fišer</dc:creator>
    <meta:editing-duration>PT1M47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